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6819E232D057C5630A.jpg" manifest:media-type="image/jpeg"/>
  <manifest:file-entry manifest:full-path="Pictures/100002010000054700000288CBAE3F75BBBC9B27.png" manifest:media-type="image/png"/>
  <manifest:file-entry manifest:full-path="Pictures/10000000000001E000000356F3BE0048FB57F6B7.png" manifest:media-type="image/png"/>
  <manifest:file-entry manifest:full-path="Pictures/1000000000000514000003629AFFB18A7CA1A90C.jpg" manifest:media-type="image/jpeg"/>
  <manifest:file-entry manifest:full-path="Pictures/10000201000007D0000005E41D3B3F6461135B35.png" manifest:media-type="image/png"/>
  <manifest:file-entry manifest:full-path="Pictures/100000000000002000000020B2FF2A327EABC87D.png" manifest:media-type="image/png"/>
  <manifest:file-entry manifest:full-path="Pictures/1000000000000258000001C5737F1FAC2F308DB5.gif" manifest:media-type="image/gif"/>
  <manifest:file-entry manifest:full-path="Pictures/100000000000076C000003C4C96012DA3274698F.jpg" manifest:media-type="image/jpeg"/>
  <manifest:file-entry manifest:full-path="Pictures/100000000000028000000168BF5CFB2D949B3B1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 care 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9.332cm" svg:height="14.596cm" svg:x="4.333cm" svg:y="4.235cm" presentation:class="graphic" presentation:user-transformed="true">
          <draw:image xlink:href="Pictures/1000000000000258000001C5737F1FAC2F308DB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5.5cm" svg:height="12.937cm" svg:x="1cm" svg:y="5.531cm" presentation:class="graphic">
          <draw:image xlink:href="Pictures/100000000000076C000003C4C96012DA327469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23.111cm" svg:height="13cm" svg:x="2.194cm" svg:y="5.5cm" presentation:class="graphic">
          <draw:image xlink:href="Pictures/100000000000028000000168BF5CFB2D949B3B1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9.515cm" svg:height="13cm" svg:x="3.992cm" svg:y="5.5cm" presentation:class="graphic">
          <draw:image xlink:href="Pictures/1000000000000514000003629AFFB18A7CA1A9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7.652cm" svg:height="13.616cm" svg:x="9.435cm" svg:y="4.567cm" presentation:class="graphic" presentation:user-transformed="true">
          <draw:image xlink:href="Pictures/10000000000001E000000356F3BE0048FB57F6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5.201cm" svg:height="12.089cm" svg:x="1.735cm" svg:y="5.273cm">
          <draw:image xlink:href="Pictures/100002010000054700000288CBAE3F75BBBC9B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8.056cm" svg:height="13cm" svg:x="4.722cm" svg:y="5.5cm" presentation:class="graphic">
          <draw:image xlink:href="Pictures/10000000000001F40000016819E232D057C563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8.622cm" svg:height="14.042cm" svg:x="3.748cm" svg:y="4.281cm" presentation:class="graphic" presentation:user-transformed="true">
          <draw:image xlink:href="Pictures/10000201000007D0000005E41D3B3F6461135B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10:23:46.283337783</meta:creation-date>
    <meta:editing-duration>PT43M55S</meta:editing-duration>
    <meta:editing-cycles>5</meta:editing-cycles>
    <meta:generator>LibreOffice/5.1.4.2$Linux_X86_64 LibreOffice_project/10m0$Build-2</meta:generator>
    <dc:date>2017-02-19T12:33:11.974736629</dc:date>
    <meta:document-statistic meta:object-count="74"/>
    <meta:template xlink:type="simple" xlink:actuate="onRequest" xlink:title="Alizarin" xlink:href="../../../../usr/lib/libreoffice/share/template/common/presnt/Alizarin.otp" meta:date="2017-02-19T10:23:46.1373919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